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EESSIDE League Referees </text:span></text:p>
      <text:p text:style-name="P2"><text:span text:style-name="T1">Email &amp; Contact Tel Numbers <text:tab/>- <text:s/>September 2012</text:span></text:p>
      <text:p text:style-name="P1"/>
      <text:p text:style-name="Standard"><text:span text:style-name="T2">WAYNE <text:tab/>BAILEY <text:tab/></text:span><text:a xlink:type="simple" xlink:href="mailto:w.bailey2@ntlworld.com"><text:span text:style-name="T2">w.bailey2@ntlworld.com</text:span></text:a><text:span text:style-name="T2"><text:tab/><text:tab/><text:tab/>07960 345318</text:span></text:p>
      <text:p text:style-name="Standard"><text:span text:style-name="T2">MARK <text:tab/><text:tab/>BURROWS <text:tab/></text:span><text:a xlink:type="simple" xlink:href="mailto:mburrows1106@yahoo.co.uk"><text:span text:style-name="T2">mburrows1106@yahoo.co.uk</text:span></text:a><text:span text:style-name="T2"><text:tab/><text:tab/>07815 805768</text:span></text:p>
      <text:p text:style-name="Standard"><text:span text:style-name="T2">PAUL <text:tab/><text:tab/>HERRING<text:tab/></text:span><text:a xlink:type="simple" xlink:href="mailto:pacherring@btinternet.com"><text:span text:style-name="T2">pacherring@btinternet.com</text:span></text:a><text:span text:style-name="T2"><text:tab/><text:tab/><text:tab/>07710 493044</text:span></text:p>
      <text:p text:style-name="Standard"><text:span text:style-name="T2">SCOTT <text:tab/><text:tab/>HOLDEN<text:tab/></text:span><text:a xlink:type="simple" xlink:href="mailto:rsholden@live.co.uk"><text:span text:style-name="T2">rsholden@live.co.uk</text:span></text:a><text:span text:style-name="T2"><text:tab/><text:tab/><text:tab/><text:tab/>07795 070505</text:span></text:p>
      <text:p text:style-name="Standard"><text:span text:style-name="T2">ALBERT <text:tab/>LLOYD<text:tab/><text:tab/></text:span><text:a xlink:type="simple" xlink:href="mailto:albertlloyd41@gmail.com"><text:span text:style-name="T2">albertlloyd41@gmail.com</text:span></text:a><text:span text:style-name="T2"><text:tab/><text:tab/><text:tab/>07770 907869</text:span></text:p>
      <text:p text:style-name="Standard"><text:span text:style-name="T2">DAVE <text:tab/><text:tab/>MURPHY<text:tab/></text:span><text:a xlink:type="simple" xlink:href="mailto:dave.x.murphy@btopenworld.com"><text:span text:style-name="T2">dave.x.murphy@btopenworld.com</text:span></text:a><text:span text:style-name="T2"><text:tab/><text:tab/>07725 536217</text:span></text:p>
      <text:p text:style-name="Standard"><text:bookmark text:name="_GoBack"/><text:span text:style-name="T2">BILL <text:tab/><text:tab/>SWANSON<text:tab/></text:span><text:a xlink:type="simple" xlink:href="mailto:billswanson12@yahoo.co.uk"><text:span text:style-name="T2">billswanson12@yahoo.co.uk</text:span></text:a><text:span text:style-name="T2"><text:tab/><text:tab/><text:tab/>07731 946169</text:span></text:p>
      <text:p text:style-name="Standard"><text:span text:style-name="T2">DARREN <text:s text:c="10"/>BUTLER <text:s text:c="12"/></text:span><text:a xlink:type="simple" xlink:href="mailto:darrencb47@msn.com"><text:span text:style-name="T2">darrencb47@msn.com</text:span></text:a><text:span text:style-name="T2"> <text:s text:c="38"/>07784414703</text:span></text:p>
      <text:p text:style-name="Standard"><text:span text:style-name="T2">JAMES <text:s text:c="13"/>THOMSON <text:s text:c="7"/></text:span><text:a xlink:type="simple" xlink:href="mailto:james@middlesbroughlions.com"><text:span text:style-name="T2">james@middlesbroughlions.com</text:span></text:a><text:span text:style-name="T2"> <text:s text:c="20"/>07795431869</text:span></text:p>
      <text:p text:style-name="Standard"><text:span text:style-name="T2">JAYCIE <text:s text:c="14"/>HALL <text:s text:c="17"/></text:span><text:a xlink:type="simple" xlink:href="mailto:richmondvikings@hotmail.co.uk"><text:span text:style-name="T2">richmondvikings@hotmail.co.uk</text:span></text:a><text:span text:style-name="T2"> <text:s text:c="21"/>07775900998</text:span></text:p>
      <text:p text:style-name="Standard"><text:span text:style-name="T2">LEE <text:s text:c="19"/>NORTON <text:s text:c="10"/></text:span><text:a xlink:type="simple" xlink:href="mailto:spike_lee_uk@yahoo.co.uk"><text:span text:style-name="T2">spike_lee_uk@yahoo.co.uk</text:span></text:a><text:span text:style-name="T2"> <text:s text:c="31"/>07832169500</text:span></text:p>
      <text:p text:style-name="Standard"><text:span text:style-name="T2">NIGEL <text:s text:c="15"/>CLACK <text:s text:c="14"/></text:span><text:a xlink:type="simple" xlink:href="mailto:nigel.clack@btinternet.com"><text:span text:style-name="T2">nigel.clack@btinternet.com</text:span></text:a><text:span text:style-name="T2"> <text:s text:c="31"/>07768443050</text:span>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n" fo:country="GB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 PAUL</meta:initial-creator>
    <dc:creator>Phil Hale</dc:creator>
    <meta:editing-cycles>10</meta:editing-cycles>
    <meta:creation-date>2012-09-11T18:29:00</meta:creation-date>
    <dc:date>2012-09-17T20:30:50.75</dc:date>
    <meta:editing-duration>PT00H01M18S</meta:editing-duration>
    <meta:generator>OpenOffice.org/3.2$Win32 OpenOffice.org_project/320m18$Build-9502</meta:generator>
    <meta:document-statistic meta:table-count="0" meta:image-count="0" meta:object-count="0" meta:page-count="1" meta:paragraph-count="14" meta:word-count="66" meta:character-count="967"/>
    <meta:template xlink:type="simple" xlink:actuate="onRequest" xlink:title="Normal" xlink:href=""/>
  </office:meta>
</office:document-meta>
</file>